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F000005811CEDD518A5D4E838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5" style:family="paragraph">
      <style:paragraph-properties fo:text-align="center"/>
      <style:text-properties style:font-name="Liberation Serif"/>
    </style:style>
    <style:style style:name="P6" style:family="paragraph">
      <loext:graphic-properties draw:fill-color="#dddddd"/>
      <style:paragraph-properties fo:text-align="center"/>
      <style:text-properties style:font-name="Liberation Seri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style:font-name="Arial" fo:font-size="8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122cm" svg:height="1.022cm" svg:x="6.768cm" svg:y="2.269cm">
          <text:p text:style-name="P1"><text:span text:style-name="T1">Run</text:span></text:p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55cm" svg:height="1.022cm" svg:x="0cm" svg:y="2.26cm">
          <text:p text:style-name="P3"><text:span text:style-name="T1">Train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2.256cm" svg:height="1.021cm" svg:x="2.194cm" svg:y="2.261cm">
          <text:p text:style-name="P5"><text:span text:style-name="T2">Convert to</text:span></text:p>
          <text:p text:style-name="P5"><text:span text:style-name="T2">TF Lite</text:span></text:p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2.255cm" svg:height="1.022cm" svg:x="4.388cm" svg:y="2.261cm">
          <text:p text:style-name="P5"><text:span text:style-name="T2">Deploy model</text:span></text:p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.754cm" svg:height="0.508cm" svg:x="0.481cm" svg:y="0.5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4" draw:text-style-name="P7" draw:layer="layout" svg:width="1.817cm" svg:height="0.406cm" svg:x="0.442cm" svg:y="1.3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4" draw:text-style-name="P7" draw:layer="layout" svg:width="1.394cm" svg:height="1.394cm" svg:x="3.497cm" svg:y="0.412cm">
          <draw:image xlink:href="Pictures/1000000000000264000002648F07135EFE2F109D.png" xlink:type="simple" xlink:show="embed" xlink:actuate="onLoad" loext:mime-type="image/png">
            <text:p/>
          </draw:image>
        </draw:frame>
        <draw:frame draw:style-name="gr4" draw:text-style-name="P7" draw:layer="layout" svg:width="2.681cm" svg:height="1.905cm" svg:x="6.083cm" svg:y="0.13cm">
          <draw:image xlink:href="Pictures/10000201000007BF000005811CEDD518A5D4E838.png" xlink:type="simple" xlink:show="embed" xlink:actuate="onLoad" loext:mime-type="image/png">
            <text:p/>
          </draw:image>
        </draw:frame>
        <draw:custom-shape draw:style-name="gr5" draw:text-style-name="P8" draw:layer="layout" svg:width="0.658cm" svg:height="0.546cm" svg:x="4.968cm" svg:y="0.8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0.658cm" svg:height="0.546cm" svg:x="2.669cm" svg:y="0.8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8.89cm" svg:height="2.15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4T19:52:21.349599417</dc:date>
    <meta:editing-duration>PT2H37M</meta:editing-duration>
    <meta:editing-cycles>30</meta:editing-cycles>
    <meta:document-statistic meta:object-count="11"/>
  </office:meta>
</office:document-meta>
</file>